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6600" fo:wrap-option="wrap"/>
    </style:style>
    <style:style style:name="ce3" style:family="table-cell" style:parent-style-name="Default" style:data-style-name="N60">
      <style:table-cell-properties fo:wrap-option="wrap"/>
    </style:style>
    <style:style style:name="ce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24" table:default-cell-style-name="ce1"/>
        <table:table-column table:style-name="co3" table:number-columns-repeated="990" table:default-cell-style-name="Default"/>
        <table:table-row table:style-name="ro1">
          <table:table-cell table:number-columns-repeated="3"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nit Ri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Qi Value = 1 – other Qi Values</text:p>
          </table:table-cell>
          <table:table-cell office:value-type="string" calcext:value-type="string">
            <text:p>Function Evals</text:p>
          </table:table-cell>
          <table:table-cell office:value-type="string" calcext:value-type="string">
            <text:p>Chi^2</text:p>
          </table:table-cell>
          <table:table-cell office:value-type="string" calcext:value-type="string">
            <text:p>rChi^2</text:p>
          </table:table-cell>
          <table:table-cell office:value-type="string" calcext:value-type="string">
            <text:p>AIC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Uncertainty Estimate?</text:p>
          </table:table-cell>
          <table:table-cell office:value-type="string" calcext:value-type="string">
            <text:p>At Boundary</text:p>
          </table:table-cell>
          <table:table-cell office:value-type="string" calcext:value-type="string">
            <text:p>At Initial Value</text:p>
          </table:table-cell>
          <table:table-cell office:value-type="string" calcext:value-type="string">
            <text:p>Qch0</text:p>
          </table:table-cell>
          <table:table-cell office:value-type="string" calcext:value-type="string">
            <text:p>Qch1</text:p>
          </table:table-cell>
          <table:table-cell office:value-type="string" calcext:value-type="string">
            <text:p>Qch2</text:p>
          </table:table-cell>
          <table:table-cell office:value-type="string" calcext:value-type="string">
            <text:p>Qch3</text:p>
          </table:table-cell>
          <table:table-cell office:value-type="string" calcext:value-type="string">
            <text:p>Qch4</text:p>
          </table:table-cell>
          <table:table-cell office:value-type="string" calcext:value-type="string">
            <text:p>Qch5</text:p>
          </table:table-cell>
          <table:table-cell office:value-type="string" calcext:value-type="string">
            <text:p>Qch6</text:p>
          </table:table-cell>
          <table:table-cell office:value-type="string" calcext:value-type="string">
            <text:p>Qch7</text:p>
          </table:table-cell>
          <table:table-cell office:value-type="string" calcext:value-type="string">
            <text:p>Qch8</text:p>
          </table:table-cell>
          <table:table-cell office:value-type="string" calcext:value-type="string">
            <text:p>Qch9</text:p>
          </table:table-cell>
          <table:table-cell office:value-type="string" calcext:value-type="string">
            <text:p>Qch10</text:p>
          </table:table-cell>
          <table:table-cell office:value-type="string" calcext:value-type="string">
            <text:p>Qch11</text:p>
          </table:table-cell>
          <table:table-cell table:style-name="Default" office:value-type="string" calcext:value-type="string">
            <text:p>Qm0</text:p>
          </table:table-cell>
          <table:table-cell office:value-type="string" calcext:value-type="string">
            <text:p>Qm1</text:p>
          </table:table-cell>
          <table:table-cell office:value-type="string" calcext:value-type="string">
            <text:p>Qm2</text:p>
          </table:table-cell>
          <table:table-cell office:value-type="string" calcext:value-type="string">
            <text:p>Qm3</text:p>
          </table:table-cell>
          <table:table-cell office:value-type="string" calcext:value-type="string">
            <text:p>Qm4</text:p>
          </table:table-cell>
          <table:table-cell office:value-type="string" calcext:value-type="string">
            <text:p>Qm5</text:p>
          </table:table-cell>
          <table:table-cell office:value-type="string" calcext:value-type="string">
            <text:p>Qm6</text:p>
          </table:table-cell>
          <table:table-cell office:value-type="string" calcext:value-type="string">
            <text:p>Qm7</text:p>
          </table:table-cell>
          <table:table-cell office:value-type="string" calcext:value-type="string">
            <text:p>Qm8</text:p>
          </table:table-cell>
          <table:table-cell office:value-type="string" calcext:value-type="string">
            <text:p>Qm9</text:p>
          </table:table-cell>
          <table:table-cell office:value-type="string" calcext:value-type="string">
            <text:p>Qm10</text:p>
          </table:table-cell>
          <table:table-cell table:style-name="ce1" office:value-type="string" calcext:value-type="string">
            <text:p>Qm11</text:p>
          </table:table-cell>
          <table:table-cell table:style-name="ce1" table:number-columns-repeated="989"/>
        </table:table-row>
        <table:table-row table:style-name="ro2">
          <table:table-cell table:number-columns-repeated="2"/>
          <table:table-cell office:value-type="string" calcext:value-type="string">
            <text:p>Qch0</text:p>
          </table:table-cell>
          <table:table-cell office:value-type="float" office:value="4114" calcext:value-type="float">
            <text:p>4114</text:p>
          </table:table-cell>
          <table:table-cell office:value-type="float" office:value="463.27" calcext:value-type="float">
            <text:p>463.27</text:p>
          </table:table-cell>
          <table:table-cell office:value-type="float" office:value="1.9547" calcext:value-type="float">
            <text:p>1.9547</text:p>
          </table:table-cell>
          <table:table-cell office:value-type="float" office:value="194.6" calcext:value-type="float">
            <text:p>194.6</text:p>
          </table:table-cell>
          <table:table-cell office:value-type="float" office:value="272.85" calcext:value-type="float">
            <text:p>272.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10,Qch11,Qm11</text:p>
          </table:table-cell>
          <table:table-cell office:value-type="string" calcext:value-type="string">
            <text:p>Qch11,Qm11</text:p>
          </table:table-cell>
          <table:table-cell table:style-name="ce2" office:value-type="float" office:value="0.0290923" calcext:value-type="float">
            <text:p>0.0290923</text:p>
          </table:table-cell>
          <table:table-cell office:value-type="float" office:value="0.17595902" calcext:value-type="float">
            <text:p>0.17595902</text:p>
          </table:table-cell>
          <table:table-cell office:value-type="float" office:value="0.22592638" calcext:value-type="float">
            <text:p>0.22592638</text:p>
          </table:table-cell>
          <table:table-cell office:value-type="float" office:value="0.1906193" calcext:value-type="float">
            <text:p>0.1906193</text:p>
          </table:table-cell>
          <table:table-cell office:value-type="float" office:value="0.17356937" calcext:value-type="float">
            <text:p>0.17356937</text:p>
          </table:table-cell>
          <table:table-cell office:value-type="float" office:value="0.03988533" calcext:value-type="float">
            <text:p>0.03988533</text:p>
          </table:table-cell>
          <table:table-cell office:value-type="float" office:value="0.09970948" calcext:value-type="float">
            <text:p>0.09970948</text:p>
          </table:table-cell>
          <table:table-cell office:value-type="float" office:value="0.04106633" calcext:value-type="float">
            <text:p>0.04106633</text:p>
          </table:table-cell>
          <table:table-cell office:value-type="float" office:value="0.02225336" calcext:value-type="float">
            <text:p>0.02225336</text:p>
          </table:table-cell>
          <table:table-cell office:value-type="float" office:value="0.00191914" calcext:value-type="float">
            <text:p>0.00191914</text:p>
          </table:table-cell>
          <table:table-cell table:style-name="ce3" office:value-type="float" office:value="0.000000000000030531" calcext:value-type="float">
            <text:p>3.05E-014</text:p>
          </table:table-cell>
          <table:table-cell table:style-name="ce3" office:value-type="float" office:value="0.0000000000036315" calcext:value-type="float">
            <text:p>3.63E-012</text:p>
          </table:table-cell>
          <table:table-cell office:value-type="float" office:value="0.06364455" calcext:value-type="float">
            <text:p>0.06364455</text:p>
          </table:table-cell>
          <table:table-cell office:value-type="float" office:value="0.16019412" calcext:value-type="float">
            <text:p>0.16019412</text:p>
          </table:table-cell>
          <table:table-cell office:value-type="float" office:value="0.18224258" calcext:value-type="float">
            <text:p>0.18224258</text:p>
          </table:table-cell>
          <table:table-cell office:value-type="float" office:value="0.23627958" calcext:value-type="float">
            <text:p>0.23627958</text:p>
          </table:table-cell>
          <table:table-cell office:value-type="float" office:value="0.11513191" calcext:value-type="float">
            <text:p>0.11513191</text:p>
          </table:table-cell>
          <table:table-cell office:value-type="float" office:value="0.05990848" calcext:value-type="float">
            <text:p>0.05990848</text:p>
          </table:table-cell>
          <table:table-cell office:value-type="float" office:value="0.10341078" calcext:value-type="float">
            <text:p>0.10341078</text:p>
          </table:table-cell>
          <table:table-cell office:value-type="float" office:value="0.03829146" calcext:value-type="float">
            <text:p>0.03829146</text:p>
          </table:table-cell>
          <table:table-cell office:value-type="float" office:value="0.01855083" calcext:value-type="float">
            <text:p>0.01855083</text:p>
          </table:table-cell>
          <table:table-cell office:value-type="float" office:value="0.223455" calcext:value-type="float">
            <text:p>0.223455</text:p>
          </table:table-cell>
          <table:table-cell table:style-name="ce3" office:value-type="float" office:value="0.00000022551" calcext:value-type="float">
            <text:p>2.26E-007</text:p>
          </table:table-cell>
          <table:table-cell table:style-name="ce4" office:value-type="float" office:value="5.5511E-017" calcext:value-type="float">
            <text:p>5.55E-017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 calcext:value-type="string">
            <text:p>Qch1</text:p>
          </table:table-cell>
          <table:table-cell office:value-type="float" office:value="29703" calcext:value-type="float">
            <text:p>29703</text:p>
          </table:table-cell>
          <table:table-cell office:value-type="float" office:value="560.18" calcext:value-type="float">
            <text:p>560.18</text:p>
          </table:table-cell>
          <table:table-cell office:value-type="float" office:value="2.3636" calcext:value-type="float">
            <text:p>2.3636</text:p>
          </table:table-cell>
          <table:table-cell office:value-type="float" office:value="243.8" calcext:value-type="float">
            <text:p>243.8</text:p>
          </table:table-cell>
          <table:table-cell office:value-type="float" office:value="322.05" calcext:value-type="float">
            <text:p>322.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6,Qch9,Qch10,Qch11</text:p>
          </table:table-cell>
          <table:table-cell office:value-type="string" calcext:value-type="string">
            <text:p>Qch11</text:p>
          </table:table-cell>
          <table:table-cell office:value-type="float" office:value="0.07694067" calcext:value-type="float">
            <text:p>0.07694067</text:p>
          </table:table-cell>
          <table:table-cell table:style-name="ce2" office:value-type="float" office:value="0.11221131" calcext:value-type="float">
            <text:p>0.11221131</text:p>
          </table:table-cell>
          <table:table-cell office:value-type="float" office:value="0.185251" calcext:value-type="float">
            <text:p>0.185251</text:p>
          </table:table-cell>
          <table:table-cell office:value-type="float" office:value="0.27019413" calcext:value-type="float">
            <text:p>0.27019413</text:p>
          </table:table-cell>
          <table:table-cell office:value-type="float" office:value="0.14930361" calcext:value-type="float">
            <text:p>0.14930361</text:p>
          </table:table-cell>
          <table:table-cell office:value-type="float" office:value="0.10293006" calcext:value-type="float">
            <text:p>0.10293006</text:p>
          </table:table-cell>
          <table:table-cell table:style-name="ce3" office:value-type="float" office:value="1.1102E-016" calcext:value-type="float">
            <text:p>1.11E-016</text:p>
          </table:table-cell>
          <table:table-cell office:value-type="float" office:value="0.07996055" calcext:value-type="float">
            <text:p>0.07996055</text:p>
          </table:table-cell>
          <table:table-cell office:value-type="float" office:value="0.02320869" calcext:value-type="float">
            <text:p>0.02320869</text:p>
          </table:table-cell>
          <table:table-cell table:style-name="ce3" office:value-type="float" office:value="5.5511E-017" calcext:value-type="float">
            <text:p>5.55E-017</text:p>
          </table:table-cell>
          <table:table-cell table:style-name="ce3" office:value-type="float" office:value="1.1102E-016" calcext:value-type="float">
            <text:p>1.11E-016</text:p>
          </table:table-cell>
          <table:table-cell table:style-name="ce3" office:value-type="float" office:value="5.5511E-017" calcext:value-type="float">
            <text:p>5.55E-017</text:p>
          </table:table-cell>
          <table:table-cell office:value-type="float" office:value="0.06090985" calcext:value-type="float">
            <text:p>0.06090985</text:p>
          </table:table-cell>
          <table:table-cell office:value-type="float" office:value="0.15464969" calcext:value-type="float">
            <text:p>0.15464969</text:p>
          </table:table-cell>
          <table:table-cell office:value-type="float" office:value="0.22874143" calcext:value-type="float">
            <text:p>0.22874143</text:p>
          </table:table-cell>
          <table:table-cell office:value-type="float" office:value="0.15619185" calcext:value-type="float">
            <text:p>0.15619185</text:p>
          </table:table-cell>
          <table:table-cell office:value-type="float" office:value="0.16863628" calcext:value-type="float">
            <text:p>0.16863628</text:p>
          </table:table-cell>
          <table:table-cell office:value-type="float" office:value="0.09639375" calcext:value-type="float">
            <text:p>0.09639375</text:p>
          </table:table-cell>
          <table:table-cell office:value-type="float" office:value="0.0386395" calcext:value-type="float">
            <text:p>0.0386395</text:p>
          </table:table-cell>
          <table:table-cell office:value-type="float" office:value="0.07163874" calcext:value-type="float">
            <text:p>0.07163874</text:p>
          </table:table-cell>
          <table:table-cell office:value-type="float" office:value="0.01353097" calcext:value-type="float">
            <text:p>0.01353097</text:p>
          </table:table-cell>
          <table:table-cell table:style-name="ce3" office:value-type="float" office:value="0.0004825" calcext:value-type="float">
            <text:p>4.83E-004</text:p>
          </table:table-cell>
          <table:table-cell office:value-type="float" office:value="0.0047764" calcext:value-type="float">
            <text:p>0.0047764</text:p>
          </table:table-cell>
          <table:table-cell office:value-type="float" office:value="0.00540903" calcext:value-type="float">
            <text:p>0.00540903</text:p>
          </table:table-cell>
          <table:table-cell table:number-columns-repeated="989"/>
        </table:table-row>
        <table:table-row table:style-name="ro3">
          <table:table-cell table:number-columns-repeated="2"/>
          <table:table-cell office:value-type="string" calcext:value-type="string">
            <text:p>Qch2</text:p>
          </table:table-cell>
          <table:table-cell office:value-type="float" office:value="24117" calcext:value-type="float">
            <text:p>24117</text:p>
          </table:table-cell>
          <table:table-cell office:value-type="float" office:value="560.22" calcext:value-type="float">
            <text:p>560.22</text:p>
          </table:table-cell>
          <table:table-cell office:value-type="float" office:value="2.3638" calcext:value-type="float">
            <text:p>2.3638</text:p>
          </table:table-cell>
          <table:table-cell office:value-type="float" office:value="243.82" calcext:value-type="float">
            <text:p>243.82</text:p>
          </table:table-cell>
          <table:table-cell office:value-type="float" office:value="322.07" calcext:value-type="float">
            <text:p>322.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6,Qch9,Qch10,Qch11,Qm9</text:p>
          </table:table-cell>
          <table:table-cell office:value-type="string" calcext:value-type="string">
            <text:p>Qch11,Qm9</text:p>
          </table:table-cell>
          <table:table-cell office:value-type="float" office:value="0.07693983" calcext:value-type="float">
            <text:p>0.07693983</text:p>
          </table:table-cell>
          <table:table-cell office:value-type="float" office:value="0.11219409" calcext:value-type="float">
            <text:p>0.11219409</text:p>
          </table:table-cell>
          <table:table-cell table:style-name="ce2" office:value-type="float" office:value="0.18529505" calcext:value-type="float">
            <text:p>0.18529505</text:p>
          </table:table-cell>
          <table:table-cell office:value-type="float" office:value="0.27016937" calcext:value-type="float">
            <text:p>0.27016937</text:p>
          </table:table-cell>
          <table:table-cell office:value-type="float" office:value="0.14926989" calcext:value-type="float">
            <text:p>0.14926989</text:p>
          </table:table-cell>
          <table:table-cell office:value-type="float" office:value="0.10297734" calcext:value-type="float">
            <text:p>0.10297734</text:p>
          </table:table-cell>
          <table:table-cell table:style-name="ce3" office:value-type="float" office:value="0.000000000095511" calcext:value-type="float">
            <text:p>9.55E-011</text:p>
          </table:table-cell>
          <table:table-cell office:value-type="float" office:value="0.07991493" calcext:value-type="float">
            <text:p>0.07991493</text:p>
          </table:table-cell>
          <table:table-cell office:value-type="float" office:value="0.0232395" calcext:value-type="float">
            <text:p>0.0232395</text:p>
          </table:table-cell>
          <table:table-cell table:style-name="ce3" office:value-type="float" office:value="5.5511E-017" calcext:value-type="float">
            <text:p>5.55E-017</text:p>
          </table:table-cell>
          <table:table-cell table:style-name="ce3" office:value-type="float" office:value="0.000000000059496" calcext:value-type="float">
            <text:p>5.95E-011</text:p>
          </table:table-cell>
          <table:table-cell table:style-name="ce3" office:value-type="float" office:value="5.5511E-017" calcext:value-type="float">
            <text:p>5.55E-017</text:p>
          </table:table-cell>
          <table:table-cell office:value-type="float" office:value="0.06090107" calcext:value-type="float">
            <text:p>0.06090107</text:p>
          </table:table-cell>
          <table:table-cell office:value-type="float" office:value="0.1546937" calcext:value-type="float">
            <text:p>0.1546937</text:p>
          </table:table-cell>
          <table:table-cell office:value-type="float" office:value="0.22871532" calcext:value-type="float">
            <text:p>0.22871532</text:p>
          </table:table-cell>
          <table:table-cell office:value-type="float" office:value="0.15615965" calcext:value-type="float">
            <text:p>0.15615965</text:p>
          </table:table-cell>
          <table:table-cell office:value-type="float" office:value="0.16873945" calcext:value-type="float">
            <text:p>0.16873945</text:p>
          </table:table-cell>
          <table:table-cell office:value-type="float" office:value="0.09640032" calcext:value-type="float">
            <text:p>0.09640032</text:p>
          </table:table-cell>
          <table:table-cell office:value-type="float" office:value="0.03867226" calcext:value-type="float">
            <text:p>0.03867226</text:p>
          </table:table-cell>
          <table:table-cell office:value-type="float" office:value="0.07157122" calcext:value-type="float">
            <text:p>0.07157122</text:p>
          </table:table-cell>
          <table:table-cell office:value-type="float" office:value="0.0138786" calcext:value-type="float">
            <text:p>0.0138786</text:p>
          </table:table-cell>
          <table:table-cell table:style-name="ce3" office:value-type="float" office:value="0.00000000079563" calcext:value-type="float">
            <text:p>7.96E-010</text:p>
          </table:table-cell>
          <table:table-cell office:value-type="float" office:value="0.00526603" calcext:value-type="float">
            <text:p>0.00526603</text:p>
          </table:table-cell>
          <table:table-cell office:value-type="float" office:value="0.00500237" calcext:value-type="float">
            <text:p>0.00500237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 calcext:value-type="string">
            <text:p>Qch3</text:p>
          </table:table-cell>
          <table:table-cell office:value-type="float" office:value="46007" calcext:value-type="float">
            <text:p>46007</text:p>
          </table:table-cell>
          <table:table-cell office:value-type="float" office:value="1056.17" calcext:value-type="float">
            <text:p>1056.17</text:p>
          </table:table-cell>
          <table:table-cell office:value-type="float" office:value="4.4564" calcext:value-type="float">
            <text:p>4.4564</text:p>
          </table:table-cell>
          <table:table-cell office:value-type="float" office:value="408.04" calcext:value-type="float">
            <text:p>408.04</text:p>
          </table:table-cell>
          <table:table-cell office:value-type="float" office:value="486.29" calcext:value-type="float">
            <text:p>486.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8,Qch10,Qm11</text:p>
          </table:table-cell>
          <table:table-cell office:value-type="string" calcext:value-type="string">
            <text:p>Qm11</text:p>
          </table:table-cell>
          <table:table-cell office:value-type="float" office:value="0.05675276" calcext:value-type="float">
            <text:p>0.05675276</text:p>
          </table:table-cell>
          <table:table-cell office:value-type="float" office:value="0.13674709" calcext:value-type="float">
            <text:p>0.13674709</text:p>
          </table:table-cell>
          <table:table-cell office:value-type="float" office:value="0.1722699" calcext:value-type="float">
            <text:p>0.1722699</text:p>
          </table:table-cell>
          <table:table-cell table:style-name="ce2" office:value-type="float" office:value="0.33840234" calcext:value-type="float">
            <text:p>0.33840234</text:p>
          </table:table-cell>
          <table:table-cell office:value-type="float" office:value="0.07501198" calcext:value-type="float">
            <text:p>0.07501198</text:p>
          </table:table-cell>
          <table:table-cell table:style-name="ce3" office:value-type="float" office:value="0.0000018703" calcext:value-type="float">
            <text:p>1.87E-006</text:p>
          </table:table-cell>
          <table:table-cell office:value-type="float" office:value="0.16665099" calcext:value-type="float">
            <text:p>0.16665099</text:p>
          </table:table-cell>
          <table:table-cell office:value-type="float" office:value="0.03188528" calcext:value-type="float">
            <text:p>0.03188528</text:p>
          </table:table-cell>
          <table:table-cell table:style-name="ce3" office:value-type="float" office:value="5.5511E-017" calcext:value-type="float">
            <text:p>5.55E-017</text:p>
          </table:table-cell>
          <table:table-cell office:value-type="float" office:value="0.02227777" calcext:value-type="float">
            <text:p>0.02227777</text:p>
          </table:table-cell>
          <table:table-cell table:style-name="ce3" office:value-type="float" office:value="5.5511E-017" calcext:value-type="float">
            <text:p>5.55E-017</text:p>
          </table:table-cell>
          <table:table-cell table:style-name="ce3" office:value-type="float" office:value="0.000000018271" calcext:value-type="float">
            <text:p>1.83E-008</text:p>
          </table:table-cell>
          <table:table-cell office:value-type="float" office:value="0.06290377" calcext:value-type="float">
            <text:p>0.06290377</text:p>
          </table:table-cell>
          <table:table-cell office:value-type="float" office:value="0.1451522" calcext:value-type="float">
            <text:p>0.1451522</text:p>
          </table:table-cell>
          <table:table-cell office:value-type="float" office:value="0.2329671" calcext:value-type="float">
            <text:p>0.2329671</text:p>
          </table:table-cell>
          <table:table-cell office:value-type="float" office:value="0.18276173" calcext:value-type="float">
            <text:p>0.18276173</text:p>
          </table:table-cell>
          <table:table-cell office:value-type="float" office:value="0.11482866" calcext:value-type="float">
            <text:p>0.11482866</text:p>
          </table:table-cell>
          <table:table-cell office:value-type="float" office:value="0.11923567" calcext:value-type="float">
            <text:p>0.11923567</text:p>
          </table:table-cell>
          <table:table-cell office:value-type="float" office:value="0.05462904" calcext:value-type="float">
            <text:p>0.05462904</text:p>
          </table:table-cell>
          <table:table-cell office:value-type="float" office:value="0.04756035" calcext:value-type="float">
            <text:p>0.04756035</text:p>
          </table:table-cell>
          <table:table-cell office:value-type="float" office:value="0.02175826" calcext:value-type="float">
            <text:p>0.02175826</text:p>
          </table:table-cell>
          <table:table-cell office:value-type="float" office:value="0.01763916" calcext:value-type="float">
            <text:p>0.01763916</text:p>
          </table:table-cell>
          <table:table-cell table:style-name="ce3" office:value-type="float" office:value="0.00056407" calcext:value-type="float">
            <text:p>5.64E-004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 calcext:value-type="string">
            <text:p>Qch4</text:p>
          </table:table-cell>
          <table:table-cell office:value-type="float" office:value="32484" calcext:value-type="float">
            <text:p>32484</text:p>
          </table:table-cell>
          <table:table-cell office:value-type="float" office:value="1055.98" calcext:value-type="float">
            <text:p>1055.98</text:p>
          </table:table-cell>
          <table:table-cell office:value-type="float" office:value="4.4556" calcext:value-type="float">
            <text:p>4.4556</text:p>
          </table:table-cell>
          <table:table-cell office:value-type="float" office:value="408" calcext:value-type="float">
            <text:p>408</text:p>
          </table:table-cell>
          <table:table-cell office:value-type="float" office:value="486.25" calcext:value-type="float">
            <text:p>486.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8,Qch10,Qch11,Qm11</text:p>
          </table:table-cell>
          <table:table-cell office:value-type="string" calcext:value-type="string">
            <text:p>Qch11,Qm11</text:p>
          </table:table-cell>
          <table:table-cell office:value-type="float" office:value="0.05676144" calcext:value-type="float">
            <text:p>0.05676144</text:p>
          </table:table-cell>
          <table:table-cell office:value-type="float" office:value="0.13674094" calcext:value-type="float">
            <text:p>0.13674094</text:p>
          </table:table-cell>
          <table:table-cell office:value-type="float" office:value="0.17224616" calcext:value-type="float">
            <text:p>0.17224616</text:p>
          </table:table-cell>
          <table:table-cell office:value-type="float" office:value="0.33839545" calcext:value-type="float">
            <text:p>0.33839545</text:p>
          </table:table-cell>
          <table:table-cell table:style-name="ce2" office:value-type="float" office:value="0.0750503" calcext:value-type="float">
            <text:p>0.0750503</text:p>
          </table:table-cell>
          <table:table-cell table:style-name="ce3" office:value-type="float" office:value="0.000000020602" calcext:value-type="float">
            <text:p>2.06E-008</text:p>
          </table:table-cell>
          <table:table-cell office:value-type="float" office:value="0.16657282" calcext:value-type="float">
            <text:p>0.16657282</text:p>
          </table:table-cell>
          <table:table-cell office:value-type="float" office:value="0.0319055" calcext:value-type="float">
            <text:p>0.0319055</text:p>
          </table:table-cell>
          <table:table-cell table:style-name="ce3" office:value-type="float" office:value="5.5511E-017" calcext:value-type="float">
            <text:p>5.55E-017</text:p>
          </table:table-cell>
          <table:table-cell office:value-type="float" office:value="0.02232737" calcext:value-type="float">
            <text:p>0.02232737</text:p>
          </table:table-cell>
          <table:table-cell table:number-columns-repeated="2" table:style-name="ce3" office:value-type="float" office:value="5.5511E-017" calcext:value-type="float">
            <text:p>5.55E-017</text:p>
          </table:table-cell>
          <table:table-cell office:value-type="float" office:value="0.06293284" calcext:value-type="float">
            <text:p>0.06293284</text:p>
          </table:table-cell>
          <table:table-cell office:value-type="float" office:value="0.14514503" calcext:value-type="float">
            <text:p>0.14514503</text:p>
          </table:table-cell>
          <table:table-cell office:value-type="float" office:value="0.2329615" calcext:value-type="float">
            <text:p>0.2329615</text:p>
          </table:table-cell>
          <table:table-cell office:value-type="float" office:value="0.18296421" calcext:value-type="float">
            <text:p>0.18296421</text:p>
          </table:table-cell>
          <table:table-cell office:value-type="float" office:value="0.11499368" calcext:value-type="float">
            <text:p>0.11499368</text:p>
          </table:table-cell>
          <table:table-cell office:value-type="float" office:value="0.11891633" calcext:value-type="float">
            <text:p>0.11891633</text:p>
          </table:table-cell>
          <table:table-cell office:value-type="float" office:value="0.05532423" calcext:value-type="float">
            <text:p>0.05532423</text:p>
          </table:table-cell>
          <table:table-cell office:value-type="float" office:value="0.04750684" calcext:value-type="float">
            <text:p>0.04750684</text:p>
          </table:table-cell>
          <table:table-cell office:value-type="float" office:value="0.02175548" calcext:value-type="float">
            <text:p>0.02175548</text:p>
          </table:table-cell>
          <table:table-cell office:value-type="float" office:value="0.01749891" calcext:value-type="float">
            <text:p>0.01749891</text:p>
          </table:table-cell>
          <table:table-cell table:style-name="ce3" office:value-type="float" office:value="0.00000095086" calcext:value-type="float">
            <text:p>9.51E-007</text:p>
          </table:table-cell>
          <table:table-cell table:style-name="ce3" office:value-type="float" office:value="5.5511E-016" calcext:value-type="float">
            <text:p>5.55E-016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Qch5</text:p>
          </table:table-cell>
          <table:table-cell office:value-type="float" office:value="46007" calcext:value-type="float">
            <text:p>46007</text:p>
          </table:table-cell>
          <table:table-cell office:value-type="float" office:value="1044.88" calcext:value-type="float">
            <text:p>1044.88</text:p>
          </table:table-cell>
          <table:table-cell office:value-type="float" office:value="4.4088" calcext:value-type="float">
            <text:p>4.4088</text:p>
          </table:table-cell>
          <table:table-cell office:value-type="float" office:value="405.26" calcext:value-type="float">
            <text:p>405.26</text:p>
          </table:table-cell>
          <table:table-cell office:value-type="float" office:value="483.51" calcext:value-type="float">
            <text:p>483.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8,Qch11</text:p>
          </table:table-cell>
          <table:table-cell office:value-type="string" calcext:value-type="string">
            <text:p>Qch11</text:p>
          </table:table-cell>
          <table:table-cell office:value-type="float" office:value="0.06358757" calcext:value-type="float">
            <text:p>0.06358757</text:p>
          </table:table-cell>
          <table:table-cell office:value-type="float" office:value="0.10931064" calcext:value-type="float">
            <text:p>0.10931064</text:p>
          </table:table-cell>
          <table:table-cell office:value-type="float" office:value="0.22217397" calcext:value-type="float">
            <text:p>0.22217397</text:p>
          </table:table-cell>
          <table:table-cell office:value-type="float" office:value="0.28554937" calcext:value-type="float">
            <text:p>0.28554937</text:p>
          </table:table-cell>
          <table:table-cell office:value-type="float" office:value="0.10317032" calcext:value-type="float">
            <text:p>0.10317032</text:p>
          </table:table-cell>
          <table:table-cell table:style-name="ce2" office:value-type="float" office:value="0.01273361" calcext:value-type="float">
            <text:p>0.01273361</text:p>
          </table:table-cell>
          <table:table-cell office:value-type="float" office:value="0.13890282" calcext:value-type="float">
            <text:p>0.13890282</text:p>
          </table:table-cell>
          <table:table-cell office:value-type="float" office:value="0.04591302" calcext:value-type="float">
            <text:p>0.04591302</text:p>
          </table:table-cell>
          <table:table-cell table:style-name="ce3" office:value-type="float" office:value="5.5511E-017" calcext:value-type="float">
            <text:p>5.55E-017</text:p>
          </table:table-cell>
          <table:table-cell office:value-type="float" office:value="0.0186585" calcext:value-type="float">
            <text:p>0.0186585</text:p>
          </table:table-cell>
          <table:table-cell table:style-name="ce3" office:value-type="float" office:value="0.00000016874" calcext:value-type="float">
            <text:p>1.69E-007</text:p>
          </table:table-cell>
          <table:table-cell table:style-name="ce3" office:value-type="float" office:value="0.000000000021208" calcext:value-type="float">
            <text:p>2.12E-011</text:p>
          </table:table-cell>
          <table:table-cell office:value-type="float" office:value="0.06113712" calcext:value-type="float">
            <text:p>0.06113712</text:p>
          </table:table-cell>
          <table:table-cell office:value-type="float" office:value="0.14775907" calcext:value-type="float">
            <text:p>0.14775907</text:p>
          </table:table-cell>
          <table:table-cell office:value-type="float" office:value="0.23693429" calcext:value-type="float">
            <text:p>0.23693429</text:p>
          </table:table-cell>
          <table:table-cell office:value-type="float" office:value="0.16617523" calcext:value-type="float">
            <text:p>0.16617523</text:p>
          </table:table-cell>
          <table:table-cell office:value-type="float" office:value="0.13117057" calcext:value-type="float">
            <text:p>0.13117057</text:p>
          </table:table-cell>
          <table:table-cell office:value-type="float" office:value="0.11497321" calcext:value-type="float">
            <text:p>0.11497321</text:p>
          </table:table-cell>
          <table:table-cell office:value-type="float" office:value="0.04623597" calcext:value-type="float">
            <text:p>0.04623597</text:p>
          </table:table-cell>
          <table:table-cell office:value-type="float" office:value="0.05464517" calcext:value-type="float">
            <text:p>0.05464517</text:p>
          </table:table-cell>
          <table:table-cell office:value-type="float" office:value="0.01524096" calcext:value-type="float">
            <text:p>0.01524096</text:p>
          </table:table-cell>
          <table:table-cell office:value-type="float" office:value="0.019916" calcext:value-type="float">
            <text:p>0.019916</text:p>
          </table:table-cell>
          <table:table-cell office:value-type="float" office:value="0.00458802" calcext:value-type="float">
            <text:p>0.00458802</text:p>
          </table:table-cell>
          <table:table-cell office:value-type="float" office:value="0.00122447" calcext:value-type="float">
            <text:p>0.00122447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Qch6</text:p>
          </table:table-cell>
          <table:table-cell office:value-type="float" office:value="46019" calcext:value-type="float">
            <text:p>46019</text:p>
          </table:table-cell>
          <table:table-cell office:value-type="float" office:value="1051.71" calcext:value-type="float">
            <text:p>1051.71</text:p>
          </table:table-cell>
          <table:table-cell office:value-type="float" office:value="4.4376" calcext:value-type="float">
            <text:p>4.4376</text:p>
          </table:table-cell>
          <table:table-cell office:value-type="float" office:value="406.95" calcext:value-type="float">
            <text:p>406.95</text:p>
          </table:table-cell>
          <table:table-cell office:value-type="float" office:value="485.2" calcext:value-type="float">
            <text:p>485.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10,Qch11</text:p>
          </table:table-cell>
          <table:table-cell office:value-type="string" calcext:value-type="string">
            <text:p>Qch11</text:p>
          </table:table-cell>
          <table:table-cell office:value-type="float" office:value="0.05440646" calcext:value-type="float">
            <text:p>0.05440646</text:p>
          </table:table-cell>
          <table:table-cell office:value-type="float" office:value="0.14283135" calcext:value-type="float">
            <text:p>0.14283135</text:p>
          </table:table-cell>
          <table:table-cell office:value-type="float" office:value="0.23037495" calcext:value-type="float">
            <text:p>0.23037495</text:p>
          </table:table-cell>
          <table:table-cell office:value-type="float" office:value="0.16165055" calcext:value-type="float">
            <text:p>0.16165055</text:p>
          </table:table-cell>
          <table:table-cell office:value-type="float" office:value="0.16622189" calcext:value-type="float">
            <text:p>0.16622189</text:p>
          </table:table-cell>
          <table:table-cell office:value-type="float" office:value="0.28632534" calcext:value-type="float">
            <text:p>0.28632534</text:p>
          </table:table-cell>
          <table:table-cell table:style-name="ce2" office:value-type="float" office:value="-0.19901274" calcext:value-type="float">
            <text:p>-0.19901274</text:p>
          </table:table-cell>
          <table:table-cell office:value-type="float" office:value="0.15670025" calcext:value-type="float">
            <text:p>0.15670025</text:p>
          </table:table-cell>
          <table:table-cell table:style-name="ce3" office:value-type="float" office:value="0.00050184" calcext:value-type="float">
            <text:p>5.02E-004</text:p>
          </table:table-cell>
          <table:table-cell table:style-name="ce3" office:value-type="float" office:value="0.0000001068" calcext:value-type="float">
            <text:p>1.07E-007</text:p>
          </table:table-cell>
          <table:table-cell table:style-name="ce3" office:value-type="float" office:value="5.5511E-017" calcext:value-type="float">
            <text:p>5.55E-017</text:p>
          </table:table-cell>
          <table:table-cell table:style-name="ce3" office:value-type="float" office:value="0.0000000000049906" calcext:value-type="float">
            <text:p>4.99E-012</text:p>
          </table:table-cell>
          <table:table-cell office:value-type="float" office:value="0.06064821" calcext:value-type="float">
            <text:p>0.06064821</text:p>
          </table:table-cell>
          <table:table-cell office:value-type="float" office:value="0.15844539" calcext:value-type="float">
            <text:p>0.15844539</text:p>
          </table:table-cell>
          <table:table-cell office:value-type="float" office:value="0.19893814" calcext:value-type="float">
            <text:p>0.19893814</text:p>
          </table:table-cell>
          <table:table-cell office:value-type="float" office:value="0.23305025" calcext:value-type="float">
            <text:p>0.23305025</text:p>
          </table:table-cell>
          <table:table-cell office:value-type="float" office:value="0.06491977" calcext:value-type="float">
            <text:p>0.06491977</text:p>
          </table:table-cell>
          <table:table-cell office:value-type="float" office:value="0.15522796" calcext:value-type="float">
            <text:p>0.15522796</text:p>
          </table:table-cell>
          <table:table-cell office:value-type="float" office:value="0.04273637" calcext:value-type="float">
            <text:p>0.04273637</text:p>
          </table:table-cell>
          <table:table-cell office:value-type="float" office:value="0.04426346" calcext:value-type="float">
            <text:p>0.04426346</text:p>
          </table:table-cell>
          <table:table-cell office:value-type="float" office:value="0.03716372" calcext:value-type="float">
            <text:p>0.03716372</text:p>
          </table:table-cell>
          <table:table-cell table:style-name="ce3" office:value-type="float" office:value="0.00069828" calcext:value-type="float">
            <text:p>6.98E-004</text:p>
          </table:table-cell>
          <table:table-cell office:value-type="float" office:value="0.00390803" calcext:value-type="float">
            <text:p>0.00390803</text:p>
          </table:table-cell>
          <table:table-cell table:style-name="ce4" office:value-type="float" office:value="0.00000043465" calcext:value-type="float">
            <text:p>4.35E-007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 calcext:value-type="string">
            <text:p>Qch7</text:p>
          </table:table-cell>
          <table:table-cell office:value-type="float" office:value="31054" calcext:value-type="float">
            <text:p>31054</text:p>
          </table:table-cell>
          <table:table-cell office:value-type="float" office:value="560.154513" calcext:value-type="float">
            <text:p>560.154513</text:p>
          </table:table-cell>
          <table:table-cell office:value-type="float" office:value="2.3635" calcext:value-type="float">
            <text:p>2.3635</text:p>
          </table:table-cell>
          <table:table-cell office:value-type="float" office:value="243.79" calcext:value-type="float">
            <text:p>243.79</text:p>
          </table:table-cell>
          <table:table-cell office:value-type="float" office:value="322.04" calcext:value-type="float">
            <text:p>322.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6,Qch9,Qch10,Qch11</text:p>
          </table:table-cell>
          <table:table-cell office:value-type="string" calcext:value-type="string">
            <text:p>Qch11</text:p>
          </table:table-cell>
          <table:table-cell office:value-type="float" office:value="0.07694271" calcext:value-type="float">
            <text:p>0.07694271</text:p>
          </table:table-cell>
          <table:table-cell office:value-type="float" office:value="0.11221837" calcext:value-type="float">
            <text:p>0.11221837</text:p>
          </table:table-cell>
          <table:table-cell office:value-type="float" office:value="0.1852291" calcext:value-type="float">
            <text:p>0.1852291</text:p>
          </table:table-cell>
          <table:table-cell office:value-type="float" office:value="0.27021225" calcext:value-type="float">
            <text:p>0.27021225</text:p>
          </table:table-cell>
          <table:table-cell office:value-type="float" office:value="0.1493382" calcext:value-type="float">
            <text:p>0.1493382</text:p>
          </table:table-cell>
          <table:table-cell office:value-type="float" office:value="0.10290099" calcext:value-type="float">
            <text:p>0.10290099</text:p>
          </table:table-cell>
          <table:table-cell table:style-name="ce3" office:value-type="float" office:value="4.996E-016" calcext:value-type="float">
            <text:p>5.00E-016</text:p>
          </table:table-cell>
          <table:table-cell table:style-name="ce2" office:value-type="float" office:value="0.08000639" calcext:value-type="float">
            <text:p>0.08000639</text:p>
          </table:table-cell>
          <table:table-cell office:value-type="float" office:value="0.02315636" calcext:value-type="float">
            <text:p>0.02315636</text:p>
          </table:table-cell>
          <table:table-cell table:style-name="ce3" office:value-type="float" office:value="0.000000000037624" calcext:value-type="float">
            <text:p>3.76E-011</text:p>
          </table:table-cell>
          <table:table-cell table:number-columns-repeated="2" table:style-name="ce3" office:value-type="float" office:value="5.5511E-017" calcext:value-type="float">
            <text:p>5.55E-017</text:p>
          </table:table-cell>
          <table:table-cell office:value-type="float" office:value="0.06090484" calcext:value-type="float">
            <text:p>0.06090484</text:p>
          </table:table-cell>
          <table:table-cell office:value-type="float" office:value="0.154614" calcext:value-type="float">
            <text:p>0.154614</text:p>
          </table:table-cell>
          <table:table-cell office:value-type="float" office:value="0.22870768" calcext:value-type="float">
            <text:p>0.22870768</text:p>
          </table:table-cell>
          <table:table-cell office:value-type="float" office:value="0.15614599" calcext:value-type="float">
            <text:p>0.15614599</text:p>
          </table:table-cell>
          <table:table-cell office:value-type="float" office:value="0.16852935" calcext:value-type="float">
            <text:p>0.16852935</text:p>
          </table:table-cell>
          <table:table-cell office:value-type="float" office:value="0.09620894" calcext:value-type="float">
            <text:p>0.09620894</text:p>
          </table:table-cell>
          <table:table-cell office:value-type="float" office:value="0.03863594" calcext:value-type="float">
            <text:p>0.03863594</text:p>
          </table:table-cell>
          <table:table-cell office:value-type="float" office:value="0.07161339" calcext:value-type="float">
            <text:p>0.07161339</text:p>
          </table:table-cell>
          <table:table-cell office:value-type="float" office:value="0.0134457" calcext:value-type="float">
            <text:p>0.0134457</text:p>
          </table:table-cell>
          <table:table-cell table:style-name="ce3" office:value-type="float" office:value="0.00096698" calcext:value-type="float">
            <text:p>9.67E-004</text:p>
          </table:table-cell>
          <table:table-cell office:value-type="float" office:value="0.00459005" calcext:value-type="float">
            <text:p>0.00459005</text:p>
          </table:table-cell>
          <table:table-cell office:value-type="float" office:value="0.00563712" calcext:value-type="float">
            <text:p>0.00563712</text:p>
          </table:table-cell>
          <table:table-cell table:number-columns-repeated="989"/>
        </table:table-row>
        <table:table-row table:style-name="ro2">
          <table:table-cell table:number-columns-repeated="2"/>
          <table:table-cell office:value-type="string" calcext:value-type="string">
            <text:p>Qch8</text:p>
          </table:table-cell>
          <table:table-cell office:value-type="float" office:value="46019" calcext:value-type="float">
            <text:p>46019</text:p>
          </table:table-cell>
          <table:table-cell office:value-type="float" office:value="560.88" calcext:value-type="float">
            <text:p>560.88</text:p>
          </table:table-cell>
          <table:table-cell office:value-type="float" office:value="2.3666" calcext:value-type="float">
            <text:p>2.3666</text:p>
          </table:table-cell>
          <table:table-cell office:value-type="float" office:value="244.13" calcext:value-type="float">
            <text:p>244.13</text:p>
          </table:table-cell>
          <table:table-cell office:value-type="float" office:value="322.38" calcext:value-type="float">
            <text:p>322.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6,Qch9,Qch11</text:p>
          </table:table-cell>
          <table:table-cell office:value-type="string" calcext:value-type="string">
            <text:p>Qch11</text:p>
          </table:table-cell>
          <table:table-cell office:value-type="float" office:value="0.076931" calcext:value-type="float">
            <text:p>0.076931</text:p>
          </table:table-cell>
          <table:table-cell office:value-type="float" office:value="0.11215258" calcext:value-type="float">
            <text:p>0.11215258</text:p>
          </table:table-cell>
          <table:table-cell office:value-type="float" office:value="0.18535799" calcext:value-type="float">
            <text:p>0.18535799</text:p>
          </table:table-cell>
          <table:table-cell office:value-type="float" office:value="0.27016186" calcext:value-type="float">
            <text:p>0.27016186</text:p>
          </table:table-cell>
          <table:table-cell office:value-type="float" office:value="0.14941054" calcext:value-type="float">
            <text:p>0.14941054</text:p>
          </table:table-cell>
          <table:table-cell office:value-type="float" office:value="0.10295064" calcext:value-type="float">
            <text:p>0.10295064</text:p>
          </table:table-cell>
          <table:table-cell table:style-name="ce3" office:value-type="float" office:value="0.0000000000079141" calcext:value-type="float">
            <text:p>7.91E-012</text:p>
          </table:table-cell>
          <table:table-cell office:value-type="float" office:value="0.07983437" calcext:value-type="float">
            <text:p>0.07983437</text:p>
          </table:table-cell>
          <table:table-cell table:style-name="ce2" office:value-type="float" office:value="0.02320097" calcext:value-type="float">
            <text:p>0.02320097</text:p>
          </table:table-cell>
          <table:table-cell table:style-name="ce3" office:value-type="float" office:value="5.5511E-017" calcext:value-type="float">
            <text:p>5.55E-017</text:p>
          </table:table-cell>
          <table:table-cell table:style-name="ce3" office:value-type="float" office:value="0.00000003381" calcext:value-type="float">
            <text:p>3.38E-008</text:p>
          </table:table-cell>
          <table:table-cell table:style-name="ce3" office:value-type="float" office:value="5.5511E-017" calcext:value-type="float">
            <text:p>5.55E-017</text:p>
          </table:table-cell>
          <table:table-cell office:value-type="float" office:value="0.06085853" calcext:value-type="float">
            <text:p>0.06085853</text:p>
          </table:table-cell>
          <table:table-cell office:value-type="float" office:value="0.15467023" calcext:value-type="float">
            <text:p>0.15467023</text:p>
          </table:table-cell>
          <table:table-cell office:value-type="float" office:value="0.22881295" calcext:value-type="float">
            <text:p>0.22881295</text:p>
          </table:table-cell>
          <table:table-cell office:value-type="float" office:value="0.15581069" calcext:value-type="float">
            <text:p>0.15581069</text:p>
          </table:table-cell>
          <table:table-cell office:value-type="float" office:value="0.16874203" calcext:value-type="float">
            <text:p>0.16874203</text:p>
          </table:table-cell>
          <table:table-cell office:value-type="float" office:value="0.09627854" calcext:value-type="float">
            <text:p>0.09627854</text:p>
          </table:table-cell>
          <table:table-cell office:value-type="float" office:value="0.03882189" calcext:value-type="float">
            <text:p>0.03882189</text:p>
          </table:table-cell>
          <table:table-cell office:value-type="float" office:value="0.07281901" calcext:value-type="float">
            <text:p>0.07281901</text:p>
          </table:table-cell>
          <table:table-cell office:value-type="float" office:value="0.01535365" calcext:value-type="float">
            <text:p>0.01535365</text:p>
          </table:table-cell>
          <table:table-cell table:style-name="ce3" office:value-type="float" office:value="0.00084596" calcext:value-type="float">
            <text:p>8.46E-004</text:p>
          </table:table-cell>
          <table:table-cell office:value-type="float" office:value="0.00645721" calcext:value-type="float">
            <text:p>0.00645721</text:p>
          </table:table-cell>
          <table:table-cell table:style-name="ce4" office:value-type="float" office:value="0.00052931" calcext:value-type="float">
            <text:p>5.29E-004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Qch9</text:p>
          </table:table-cell>
          <table:table-cell office:value-type="float" office:value="46006" calcext:value-type="float">
            <text:p>46006</text:p>
          </table:table-cell>
          <table:table-cell office:value-type="float" office:value="527.85" calcext:value-type="float">
            <text:p>527.85</text:p>
          </table:table-cell>
          <table:table-cell office:value-type="float" office:value="2.2272" calcext:value-type="float">
            <text:p>2.2272</text:p>
          </table:table-cell>
          <table:table-cell office:value-type="float" office:value="228.41" calcext:value-type="float">
            <text:p>228.41</text:p>
          </table:table-cell>
          <table:table-cell office:value-type="float" office:value="306.66" calcext:value-type="float">
            <text:p>306.66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0.07708263" calcext:value-type="float">
            <text:p>0.07708263</text:p>
          </table:table-cell>
          <table:table-cell office:value-type="float" office:value="0.11284978" calcext:value-type="float">
            <text:p>0.11284978</text:p>
          </table:table-cell>
          <table:table-cell office:value-type="float" office:value="0.18529719" calcext:value-type="float">
            <text:p>0.18529719</text:p>
          </table:table-cell>
          <table:table-cell office:value-type="float" office:value="0.27016405" calcext:value-type="float">
            <text:p>0.27016405</text:p>
          </table:table-cell>
          <table:table-cell office:value-type="float" office:value="0.15019855" calcext:value-type="float">
            <text:p>0.15019855</text:p>
          </table:table-cell>
          <table:table-cell office:value-type="float" office:value="0.10361146" calcext:value-type="float">
            <text:p>0.10361146</text:p>
          </table:table-cell>
          <table:table-cell office:value-type="float" office:value="0.00101721" calcext:value-type="float">
            <text:p>0.00101721</text:p>
          </table:table-cell>
          <table:table-cell office:value-type="float" office:value="0.07796319" calcext:value-type="float">
            <text:p>0.07796319</text:p>
          </table:table-cell>
          <table:table-cell office:value-type="float" office:value="0.03403869" calcext:value-type="float">
            <text:p>0.03403869</text:p>
          </table:table-cell>
          <table:table-cell table:style-name="ce2" office:value-type="float" office:value="-0.01661136" calcext:value-type="float">
            <text:p>-0.01661136</text:p>
          </table:table-cell>
          <table:table-cell table:style-name="ce3" office:value-type="float" office:value="0.00000046678" calcext:value-type="float">
            <text:p>4.67E-007</text:p>
          </table:table-cell>
          <table:table-cell office:value-type="float" office:value="0.00438814" calcext:value-type="float">
            <text:p>0.00438814</text:p>
          </table:table-cell>
          <table:table-cell office:value-type="float" office:value="0.06084975" calcext:value-type="float">
            <text:p>0.06084975</text:p>
          </table:table-cell>
          <table:table-cell office:value-type="float" office:value="0.15326703" calcext:value-type="float">
            <text:p>0.15326703</text:p>
          </table:table-cell>
          <table:table-cell office:value-type="float" office:value="0.22888154" calcext:value-type="float">
            <text:p>0.22888154</text:p>
          </table:table-cell>
          <table:table-cell office:value-type="float" office:value="0.15657523" calcext:value-type="float">
            <text:p>0.15657523</text:p>
          </table:table-cell>
          <table:table-cell office:value-type="float" office:value="0.16077279" calcext:value-type="float">
            <text:p>0.16077279</text:p>
          </table:table-cell>
          <table:table-cell office:value-type="float" office:value="0.09814016" calcext:value-type="float">
            <text:p>0.09814016</text:p>
          </table:table-cell>
          <table:table-cell office:value-type="float" office:value="0.0360513" calcext:value-type="float">
            <text:p>0.0360513</text:p>
          </table:table-cell>
          <table:table-cell office:value-type="float" office:value="0.06693073" calcext:value-type="float">
            <text:p>0.06693073</text:p>
          </table:table-cell>
          <table:table-cell office:value-type="float" office:value="0.00983984" calcext:value-type="float">
            <text:p>0.00983984</text:p>
          </table:table-cell>
          <table:table-cell office:value-type="float" office:value="0.01207713" calcext:value-type="float">
            <text:p>0.01207713</text:p>
          </table:table-cell>
          <table:table-cell office:value-type="float" office:value="0.00505622" calcext:value-type="float">
            <text:p>0.00505622</text:p>
          </table:table-cell>
          <table:table-cell office:value-type="float" office:value="0.01155828" calcext:value-type="float">
            <text:p>0.01155828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Qch10</text:p>
          </table:table-cell>
          <table:table-cell office:value-type="float" office:value="26284" calcext:value-type="float">
            <text:p>26284</text:p>
          </table:table-cell>
          <table:table-cell office:value-type="float" office:value="522.68" calcext:value-type="float">
            <text:p>522.68</text:p>
          </table:table-cell>
          <table:table-cell office:value-type="float" office:value="2.2054" calcext:value-type="float">
            <text:p>2.2054</text:p>
          </table:table-cell>
          <table:table-cell office:value-type="float" office:value="225.85" calcext:value-type="float">
            <text:p>225.85</text:p>
          </table:table-cell>
          <table:table-cell office:value-type="float" office:value="304.1" calcext:value-type="float">
            <text:p>304.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0.07690503" calcext:value-type="float">
            <text:p>0.07690503</text:p>
          </table:table-cell>
          <table:table-cell office:value-type="float" office:value="0.11273962" calcext:value-type="float">
            <text:p>0.11273962</text:p>
          </table:table-cell>
          <table:table-cell office:value-type="float" office:value="0.18510726" calcext:value-type="float">
            <text:p>0.18510726</text:p>
          </table:table-cell>
          <table:table-cell office:value-type="float" office:value="0.27208547" calcext:value-type="float">
            <text:p>0.27208547</text:p>
          </table:table-cell>
          <table:table-cell office:value-type="float" office:value="0.14668019" calcext:value-type="float">
            <text:p>0.14668019</text:p>
          </table:table-cell>
          <table:table-cell office:value-type="float" office:value="0.10716059" calcext:value-type="float">
            <text:p>0.10716059</text:p>
          </table:table-cell>
          <table:table-cell table:style-name="ce3" office:value-type="float" office:value="0.00000035441" calcext:value-type="float">
            <text:p>3.54E-007</text:p>
          </table:table-cell>
          <table:table-cell office:value-type="float" office:value="0.07664156" calcext:value-type="float">
            <text:p>0.07664156</text:p>
          </table:table-cell>
          <table:table-cell office:value-type="float" office:value="0.02996745" calcext:value-type="float">
            <text:p>0.02996745</text:p>
          </table:table-cell>
          <table:table-cell table:style-name="ce3" office:value-type="float" office:value="0.00000000014499" calcext:value-type="float">
            <text:p>1.45E-010</text:p>
          </table:table-cell>
          <table:table-cell table:style-name="ce2" office:value-type="float" office:value="-0.02232559" calcext:value-type="float">
            <text:p>-0.02232559</text:p>
          </table:table-cell>
          <table:table-cell office:value-type="float" office:value="0.01503806" calcext:value-type="float">
            <text:p>0.01503806</text:p>
          </table:table-cell>
          <table:table-cell office:value-type="float" office:value="0.06063408" calcext:value-type="float">
            <text:p>0.06063408</text:p>
          </table:table-cell>
          <table:table-cell office:value-type="float" office:value="0.1546451" calcext:value-type="float">
            <text:p>0.1546451</text:p>
          </table:table-cell>
          <table:table-cell office:value-type="float" office:value="0.22833022" calcext:value-type="float">
            <text:p>0.22833022</text:p>
          </table:table-cell>
          <table:table-cell office:value-type="float" office:value="0.1540329" calcext:value-type="float">
            <text:p>0.1540329</text:p>
          </table:table-cell>
          <table:table-cell office:value-type="float" office:value="0.16801917" calcext:value-type="float">
            <text:p>0.16801917</text:p>
          </table:table-cell>
          <table:table-cell office:value-type="float" office:value="0.09401611" calcext:value-type="float">
            <text:p>0.09401611</text:p>
          </table:table-cell>
          <table:table-cell office:value-type="float" office:value="0.03730851" calcext:value-type="float">
            <text:p>0.03730851</text:p>
          </table:table-cell>
          <table:table-cell office:value-type="float" office:value="0.06953874" calcext:value-type="float">
            <text:p>0.06953874</text:p>
          </table:table-cell>
          <table:table-cell office:value-type="float" office:value="0.01347348" calcext:value-type="float">
            <text:p>0.01347348</text:p>
          </table:table-cell>
          <table:table-cell office:value-type="float" office:value="0.00163631" calcext:value-type="float">
            <text:p>0.00163631</text:p>
          </table:table-cell>
          <table:table-cell office:value-type="float" office:value="0.01833914" calcext:value-type="float">
            <text:p>0.01833914</text:p>
          </table:table-cell>
          <table:table-cell table:style-name="ce4" office:value-type="float" office:value="0.000026243" calcext:value-type="float">
            <text:p>2.62E-005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Qch11</text:p>
          </table:table-cell>
          <table:table-cell office:value-type="float" office:value="46009" calcext:value-type="float">
            <text:p>46009</text:p>
          </table:table-cell>
          <table:table-cell office:value-type="float" office:value="559.53" calcext:value-type="float">
            <text:p>559.53</text:p>
          </table:table-cell>
          <table:table-cell office:value-type="float" office:value="2.3609" calcext:value-type="float">
            <text:p>2.3609</text:p>
          </table:table-cell>
          <table:table-cell office:value-type="float" office:value="243.5" calcext:value-type="float">
            <text:p>243.5</text:p>
          </table:table-cell>
          <table:table-cell office:value-type="float" office:value="321.75" calcext:value-type="float">
            <text:p>321.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ch6,Qch9</text:p>
          </table:table-cell>
          <table:table-cell office:value-type="string" calcext:value-type="string">
            <text:p>none</text:p>
          </table:table-cell>
          <table:table-cell office:value-type="float" office:value="0.07691705" calcext:value-type="float">
            <text:p>0.07691705</text:p>
          </table:table-cell>
          <table:table-cell office:value-type="float" office:value="0.11213467" calcext:value-type="float">
            <text:p>0.11213467</text:p>
          </table:table-cell>
          <table:table-cell office:value-type="float" office:value="0.18550632" calcext:value-type="float">
            <text:p>0.18550632</text:p>
          </table:table-cell>
          <table:table-cell office:value-type="float" office:value="0.27028339" calcext:value-type="float">
            <text:p>0.27028339</text:p>
          </table:table-cell>
          <table:table-cell office:value-type="float" office:value="0.14978075" calcext:value-type="float">
            <text:p>0.14978075</text:p>
          </table:table-cell>
          <table:table-cell office:value-type="float" office:value="0.10354957" calcext:value-type="float">
            <text:p>0.10354957</text:p>
          </table:table-cell>
          <table:table-cell table:style-name="ce3" office:value-type="float" office:value="0.000000001171" calcext:value-type="float">
            <text:p>1.17E-009</text:p>
          </table:table-cell>
          <table:table-cell office:value-type="float" office:value="0.08012201" calcext:value-type="float">
            <text:p>0.08012201</text:p>
          </table:table-cell>
          <table:table-cell office:value-type="float" office:value="0.02414511" calcext:value-type="float">
            <text:p>0.02414511</text:p>
          </table:table-cell>
          <table:table-cell table:style-name="ce3" office:value-type="float" office:value="5.5511E-017" calcext:value-type="float">
            <text:p>5.55E-017</text:p>
          </table:table-cell>
          <table:table-cell table:style-name="ce3" office:value-type="float" office:value="0.000000083863" calcext:value-type="float">
            <text:p>8.39E-008</text:p>
          </table:table-cell>
          <table:table-cell table:style-name="ce2" office:value-type="float" office:value="-0.00243897" calcext:value-type="float">
            <text:p>-0.00243897</text:p>
          </table:table-cell>
          <table:table-cell office:value-type="float" office:value="0.06082092" calcext:value-type="float">
            <text:p>0.06082092</text:p>
          </table:table-cell>
          <table:table-cell office:value-type="float" office:value="0.15462542" calcext:value-type="float">
            <text:p>0.15462542</text:p>
          </table:table-cell>
          <table:table-cell office:value-type="float" office:value="0.22855478" calcext:value-type="float">
            <text:p>0.22855478</text:p>
          </table:table-cell>
          <table:table-cell office:value-type="float" office:value="0.15554424" calcext:value-type="float">
            <text:p>0.15554424</text:p>
          </table:table-cell>
          <table:table-cell office:value-type="float" office:value="0.16804988" calcext:value-type="float">
            <text:p>0.16804988</text:p>
          </table:table-cell>
          <table:table-cell office:value-type="float" office:value="0.09631445" calcext:value-type="float">
            <text:p>0.09631445</text:p>
          </table:table-cell>
          <table:table-cell office:value-type="float" office:value="0.03797126" calcext:value-type="float">
            <text:p>0.03797126</text:p>
          </table:table-cell>
          <table:table-cell office:value-type="float" office:value="0.07210916" calcext:value-type="float">
            <text:p>0.07210916</text:p>
          </table:table-cell>
          <table:table-cell office:value-type="float" office:value="0.0158797" calcext:value-type="float">
            <text:p>0.0158797</text:p>
          </table:table-cell>
          <table:table-cell table:style-name="ce3" office:value-type="float" office:value="0.00064047" calcext:value-type="float">
            <text:p>6.40E-004</text:p>
          </table:table-cell>
          <table:table-cell office:value-type="float" office:value="0.0081554" calcext:value-type="float">
            <text:p>0.0081554</text:p>
          </table:table-cell>
          <table:table-cell office:value-type="float" office:value="0.00133433" calcext:value-type="float">
            <text:p>0.00133433</text:p>
          </table:table-cell>
          <table:table-cell table:number-columns-repeated="98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0:16:32.235772050</meta:creation-date>
    <meta:generator>LibreOffice/4.2.8.2$Linux_X86_64 LibreOffice_project/420m0$Build-2</meta:generator>
    <dc:date>2019-06-14T12:01:34.909526172</dc:date>
    <meta:editing-duration>PT1H35M32S</meta:editing-duration>
    <meta:editing-cycles>10</meta:editing-cycles>
    <meta:document-statistic meta:table-count="1" meta:cell-count="454" meta:object-count="0"/>
  </office:meta>
</office:document-meta>
</file>